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(IOS) <text:s text:c="19"/>Specification Document <text:s text:c="21"/>man(SEO)</text:p>
      <text:p text:style-name="Standard"/>
      <text:p text:style-name="Standard"/>
      <text:p text:style-name="Standard"/>
      <text:p text:style-name="Standard">NAME</text:p>
      <text:p text:style-name="Standard"><text:s text:c="7"/>touch - create a new file</text:p>
      <text:p text:style-name="Standard"/>
      <text:p text:style-name="Standard">SYNOPSIS</text:p>
      <text:p text:style-name="Standard"><text:s text:c="7"/>touch [new_file_name]</text:p>
      <text:p text:style-name="Standard"/>
      <text:p text:style-name="Standard">DESCRIPTION</text:p>
      <text:p text:style-name="Standard"><text:s text:c="7"/>Create a new file by writing the new file name as argument. If already exists one, it will modify the current file’s stats. </text:p>
      <text:p text:style-name="Standard"/>
      <text:p text:style-name="Standard"><text:tab/><text:span text:style-name="T1">Add here how this code is related to what we have learned in class</text:span></text:p>
      <text:p text:style-name="Standard"/>
      <text:p text:style-name="Standard">SEE ALSO</text:p>
      <text:p text:style-name="Standard"><text:s text:c="7"/>open - A system call that creates a new open file description, an entry in the system table of open files. This entry records the file offset and the file status flags. A file <text:s/>descriptor <text:s/>is <text:s/>a <text:s/>reference to one of these entries; this reference is unaffected if pathname is subsequently removed or modified to refer to a different file. <text:s/>The new open <text:s/>file <text:s/>description <text:s/>is <text:s/>initially <text:s/>not shared with any other process, but sharing may arise via fork(2).</text:p>
      <text:p text:style-name="Standard"/>
      <text:p text:style-name="Standard">REPORTING BUGS</text:p>
      <text:p text:style-name="Standard"><text:s text:c="7"/>write down here error that you have detected in your program and you can not correct. For example if you can not guarantee the answer when the argument is a number. <text:span text:style-name="T1">Do not report errors that have been considered in error control.</text:span></text:p>
      <text:p text:style-name="Standard"/>
      <text:p text:style-name="Standard">AUTHOR</text:p>
      <text:p text:style-name="P1"><text:tab/> <text:s/>Written by Mikel Arist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82" meta:character-count="1115" meta:non-whitespace-character-count="857"/>
    <meta:generator>LibreOfficeDev/6.0.5.2$Linux_X86_64 LibreOffice_project/</meta:generator>
  </office:meta>
</office:document-meta>
</file>